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08a37" officeooo:paragraph-rsid="00008a37"/>
    </style:style>
    <style:style style:name="P2" style:family="paragraph" style:parent-style-name="Standard">
      <style:text-properties officeooo:rsid="00046244" officeooo:paragraph-rsid="00046244"/>
    </style:style>
    <style:style style:name="P3" style:family="paragraph" style:parent-style-name="Standard">
      <style:text-properties officeooo:rsid="000e717f" officeooo:paragraph-rsid="000e717f"/>
    </style:style>
    <style:style style:name="P4" style:family="paragraph" style:parent-style-name="Standard">
      <style:text-properties style:text-underline-style="none" officeooo:rsid="0023b34a" officeooo:paragraph-rsid="0023b34a" fo:background-color="transparent"/>
    </style:style>
    <style:style style:name="P5" style:family="paragraph" style:parent-style-name="Standard">
      <style:text-properties style:text-underline-style="none" officeooo:rsid="004653a3" officeooo:paragraph-rsid="004653a3" fo:background-color="transparent"/>
    </style:style>
    <style:style style:name="P6" style:family="paragraph" style:parent-style-name="Standard">
      <style:text-properties style:text-underline-style="none" officeooo:rsid="004653a3" officeooo:paragraph-rsid="004653a3"/>
    </style:style>
    <style:style style:name="P7" style:family="paragraph" style:parent-style-name="Standard">
      <style:text-properties officeooo:rsid="0023b34a" officeooo:paragraph-rsid="0023b34a"/>
    </style:style>
    <style:style style:name="P8" style:family="paragraph" style:parent-style-name="Standard">
      <style:text-properties fo:color="#0000cc" officeooo:rsid="0023b34a" officeooo:paragraph-rsid="0023b34a"/>
    </style:style>
    <style:style style:name="P9" style:family="paragraph" style:parent-style-name="Standard">
      <style:text-properties fo:color="#800000" officeooo:rsid="0023b34a" officeooo:paragraph-rsid="0023b34a"/>
    </style:style>
    <style:style style:name="P10" style:family="paragraph" style:parent-style-name="Standard">
      <style:text-properties fo:color="#990000" officeooo:rsid="0020f0c7" officeooo:paragraph-rsid="001100b0"/>
    </style:style>
    <style:style style:name="P11" style:family="paragraph" style:parent-style-name="Standard">
      <style:text-properties fo:color="#990000" officeooo:rsid="0020f0c7" officeooo:paragraph-rsid="00409858"/>
    </style:style>
    <style:style style:name="P12" style:family="paragraph" style:parent-style-name="Standard">
      <style:text-properties fo:color="#990000" style:text-underline-style="none" officeooo:rsid="0020f0c7" officeooo:paragraph-rsid="001cf6cc" fo:background-color="#66ffff"/>
    </style:style>
    <style:style style:name="P13" style:family="paragraph" style:parent-style-name="Standard">
      <style:text-properties officeooo:rsid="0014e746" officeooo:paragraph-rsid="0012f0b3" fo:background-color="#ffff00"/>
    </style:style>
    <style:style style:name="P14" style:family="paragraph" style:parent-style-name="Standard">
      <style:text-properties officeooo:rsid="00046244" officeooo:paragraph-rsid="00046244" fo:background-color="#ffff00"/>
    </style:style>
    <style:style style:name="P15" style:family="paragraph" style:parent-style-name="Standard">
      <style:text-properties officeooo:rsid="00008a37" officeooo:paragraph-rsid="00454ffc" fo:background-color="transparent"/>
    </style:style>
    <style:style style:name="P16" style:family="paragraph" style:parent-style-name="Standard">
      <style:text-properties officeooo:rsid="0012f0b3" officeooo:paragraph-rsid="0012f0b3" fo:background-color="transparent"/>
    </style:style>
    <style:style style:name="P17" style:family="paragraph" style:parent-style-name="Standard">
      <style:text-properties officeooo:rsid="004902a3" officeooo:paragraph-rsid="004902a3" fo:background-color="transparent"/>
    </style:style>
    <style:style style:name="P18" style:family="paragraph" style:parent-style-name="Standard">
      <style:text-properties style:use-window-font-color="true" officeooo:rsid="00413b8d" officeooo:paragraph-rsid="00413b8d"/>
    </style:style>
    <style:style style:name="P19" style:family="paragraph" style:parent-style-name="Standard">
      <style:text-properties style:use-window-font-color="true" style:text-underline-style="none" officeooo:rsid="00455659" officeooo:paragraph-rsid="00413b8d"/>
    </style:style>
    <style:style style:name="P20" style:family="paragraph" style:parent-style-name="Standard">
      <style:text-properties officeooo:rsid="002e0c88" officeooo:paragraph-rsid="005c2d4a" fo:background-color="transparent"/>
    </style:style>
    <style:style style:name="P21" style:family="paragraph" style:parent-style-name="Standard">
      <style:text-properties officeooo:rsid="002e0c88" officeooo:paragraph-rsid="003850e9" fo:background-color="transparent"/>
    </style:style>
    <style:style style:name="P22" style:family="paragraph" style:parent-style-name="Standard">
      <style:text-properties officeooo:rsid="00046244" officeooo:paragraph-rsid="00046244" fo:background-color="transparent"/>
    </style:style>
    <style:style style:name="P23" style:family="paragraph" style:parent-style-name="Standard">
      <style:text-properties officeooo:rsid="00046244" officeooo:paragraph-rsid="0041ae36" fo:background-color="#ffff66"/>
    </style:style>
    <style:style style:name="P24" style:family="paragraph" style:parent-style-name="Standard">
      <style:text-properties officeooo:rsid="000da5d4" officeooo:paragraph-rsid="000da5d4" fo:background-color="#ffff66"/>
    </style:style>
    <style:style style:name="P25" style:family="paragraph" style:parent-style-name="Standard">
      <style:text-properties officeooo:rsid="000da5d4" officeooo:paragraph-rsid="004f7fbf" fo:background-color="#ffff66"/>
    </style:style>
    <style:style style:name="P26" style:family="paragraph" style:parent-style-name="Standard">
      <style:text-properties officeooo:rsid="000e717f" officeooo:paragraph-rsid="004f7fbf" fo:background-color="#ffff66"/>
    </style:style>
    <style:style style:name="P27" style:family="paragraph" style:parent-style-name="Standard">
      <style:text-properties officeooo:rsid="0054590f" officeooo:paragraph-rsid="0054590f" fo:background-color="#ffff66"/>
    </style:style>
    <style:style style:name="P28" style:family="paragraph" style:parent-style-name="Standard">
      <style:text-properties officeooo:rsid="0001dfbe" officeooo:paragraph-rsid="0001dfbe" fo:background-color="#ffff66"/>
    </style:style>
    <style:style style:name="P29" style:family="paragraph" style:parent-style-name="Standard">
      <style:text-properties officeooo:rsid="004653a3" officeooo:paragraph-rsid="004653a3" fo:background-color="#ffff66"/>
    </style:style>
    <style:style style:name="P30" style:family="paragraph" style:parent-style-name="Standard">
      <style:text-properties officeooo:rsid="004653a3" officeooo:paragraph-rsid="0055ab1c" fo:background-color="#ffff66"/>
    </style:style>
    <style:style style:name="P31" style:family="paragraph" style:parent-style-name="Standard">
      <style:text-properties officeooo:rsid="004a9328" officeooo:paragraph-rsid="004a9328" fo:background-color="#ffff66"/>
    </style:style>
    <style:style style:name="P32" style:family="paragraph" style:parent-style-name="Standard">
      <style:text-properties style:use-window-font-color="true" officeooo:rsid="00502e3f" officeooo:paragraph-rsid="00502e3f" fo:background-color="#ffff66"/>
    </style:style>
    <style:style style:name="P33" style:family="paragraph" style:parent-style-name="Standard">
      <style:text-properties style:text-underline-style="none" officeooo:rsid="004902a3" officeooo:paragraph-rsid="004902a3" fo:background-color="#ffff66"/>
    </style:style>
    <style:style style:name="P34" style:family="paragraph" style:parent-style-name="Standard">
      <style:text-properties style:text-underline-style="none" officeooo:rsid="004653a3" officeooo:paragraph-rsid="004653a3" fo:background-color="#ffff66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14e746"/>
    </style:style>
    <style:style style:name="T3" style:family="text">
      <style:text-properties style:text-underline-style="solid" style:text-underline-width="auto" style:text-underline-color="font-color" officeooo:rsid="00046244"/>
    </style:style>
    <style:style style:name="T4" style:family="text">
      <style:text-properties style:text-underline-style="solid" style:text-underline-width="auto" style:text-underline-color="font-color" officeooo:rsid="003f1f05"/>
    </style:style>
    <style:style style:name="T5" style:family="text">
      <style:text-properties style:text-underline-style="solid" style:text-underline-width="auto" style:text-underline-color="font-color" officeooo:rsid="00415906"/>
    </style:style>
    <style:style style:name="T6" style:family="text">
      <style:text-properties style:text-underline-style="solid" style:text-underline-width="auto" style:text-underline-color="font-color" officeooo:rsid="0041ae36"/>
    </style:style>
    <style:style style:name="T7" style:family="text">
      <style:text-properties style:text-underline-style="none"/>
    </style:style>
    <style:style style:name="T8" style:family="text">
      <style:text-properties style:text-underline-style="none" officeooo:rsid="0001dfbe"/>
    </style:style>
    <style:style style:name="T9" style:family="text">
      <style:text-properties style:text-underline-style="none" officeooo:rsid="0043a943"/>
    </style:style>
    <style:style style:name="T10" style:family="text">
      <style:text-properties style:text-underline-style="none" officeooo:rsid="00455659"/>
    </style:style>
    <style:style style:name="T11" style:family="text">
      <style:text-properties style:text-underline-style="none" officeooo:rsid="0055ab1c"/>
    </style:style>
    <style:style style:name="T12" style:family="text">
      <style:text-properties officeooo:rsid="0001dfbe"/>
    </style:style>
    <style:style style:name="T13" style:family="text">
      <style:text-properties officeooo:rsid="001100b0"/>
    </style:style>
    <style:style style:name="T14" style:family="text">
      <style:text-properties style:use-window-font-color="true" style:text-underline-style="solid" style:text-underline-width="auto" style:text-underline-color="font-color"/>
    </style:style>
    <style:style style:name="T15" style:family="text">
      <style:text-properties style:use-window-font-color="true" officeooo:rsid="001100b0"/>
    </style:style>
    <style:style style:name="T16" style:family="text">
      <style:text-properties style:use-window-font-color="true" style:text-underline-style="none" officeooo:rsid="0001dfbe"/>
    </style:style>
    <style:style style:name="T17" style:family="text">
      <style:text-properties officeooo:rsid="0014e746"/>
    </style:style>
    <style:style style:name="T18" style:family="text">
      <style:text-properties fo:color="#9999ff" style:text-underline-style="none" officeooo:rsid="0001dfbe"/>
    </style:style>
    <style:style style:name="T19" style:family="text">
      <style:text-properties fo:color="#800000"/>
    </style:style>
    <style:style style:name="T20" style:family="text">
      <style:text-properties fo:color="#800000" officeooo:rsid="001100b0"/>
    </style:style>
    <style:style style:name="T21" style:family="text">
      <style:text-properties fo:color="#0000cc"/>
    </style:style>
    <style:style style:name="T22" style:family="text">
      <style:text-properties fo:color="#0000cc" officeooo:rsid="0015cfed"/>
    </style:style>
    <style:style style:name="T23" style:family="text">
      <style:text-properties fo:color="#0000cc" officeooo:rsid="0020f0c7"/>
    </style:style>
    <style:style style:name="T24" style:family="text">
      <style:text-properties fo:color="#0000cc" style:text-underline-style="none" fo:font-weight="normal" officeooo:rsid="0001dfbe" style:font-weight-asian="normal" style:font-weight-complex="normal"/>
    </style:style>
    <style:style style:name="T25" style:family="text">
      <style:text-properties fo:color="#0000cc" style:text-underline-style="none" officeooo:rsid="00454ffc"/>
    </style:style>
    <style:style style:name="T26" style:family="text">
      <style:text-properties fo:color="#0000cc" officeooo:rsid="0041ae36"/>
    </style:style>
    <style:style style:name="T27" style:family="text">
      <style:text-properties fo:color="#0000cc" officeooo:rsid="004f7fbf"/>
    </style:style>
    <style:style style:name="T28" style:family="text">
      <style:text-properties fo:color="#990000" officeooo:rsid="001100b0"/>
    </style:style>
    <style:style style:name="T29" style:family="text">
      <style:text-properties fo:color="#990000" style:text-underline-style="none" officeooo:rsid="0020f0c7"/>
    </style:style>
    <style:style style:name="T30" style:family="text">
      <style:text-properties fo:color="#990000" officeooo:rsid="0020f0c7"/>
    </style:style>
    <style:style style:name="T31" style:family="text">
      <style:text-properties fo:color="#990000" officeooo:rsid="00454ffc"/>
    </style:style>
    <style:style style:name="T32" style:family="text">
      <style:text-properties fo:color="#006600"/>
    </style:style>
    <style:style style:name="T33" style:family="text">
      <style:text-properties fo:color="#006600" style:text-underline-style="solid" style:text-underline-width="auto" style:text-underline-color="font-color" officeooo:rsid="0001dfbe"/>
    </style:style>
    <style:style style:name="T34" style:family="text">
      <style:text-properties fo:color="#006600" style:text-underline-style="none" officeooo:rsid="0001dfbe"/>
    </style:style>
    <style:style style:name="T35" style:family="text">
      <style:text-properties fo:color="#006600" officeooo:rsid="0001dfbe"/>
    </style:style>
    <style:style style:name="T36" style:family="text">
      <style:text-properties officeooo:rsid="0020f0c7"/>
    </style:style>
    <style:style style:name="T37" style:family="text">
      <style:text-properties officeooo:rsid="00046244"/>
    </style:style>
    <style:style style:name="T38" style:family="text">
      <style:text-properties officeooo:rsid="003f1f05"/>
    </style:style>
    <style:style style:name="T39" style:family="text">
      <style:text-properties officeooo:rsid="00409858"/>
    </style:style>
    <style:style style:name="T40" style:family="text">
      <style:text-properties officeooo:rsid="000da5d4"/>
    </style:style>
    <style:style style:name="T41" style:family="text">
      <style:text-properties officeooo:rsid="0041ae36"/>
    </style:style>
    <style:style style:name="T42" style:family="text">
      <style:text-properties fo:color="#3333ff" officeooo:rsid="003554a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2">CADASTRO</text:span>(<text:span text:style-name="T1">cpf,</text:span><text:span text:style-name="T7"> </text:span><text:span text:style-name="T8">d</text:span>ataNascimento, <text:span text:style-name="T7">e-mail</text:span>, senha, nome, pais, estado, cidade, bairro, rua, numero, complemento<text:span text:style-name="T36">)</text:span></text:p>
      <text:p text:style-name="P1"/>
      <text:p text:style-name="P2">RESERVA(<text:span text:style-name="T1">codigo</text:span>, data, status, tipo, <text:span text:style-name="T22">numQuarto</text:span><text:span text:style-name="T23">)</text:span></text:p>
      <text:p text:style-name="P2"/>
      <text:p text:style-name="P2"><text:span text:style-name="T38">CHECAGEM</text:span>(<text:span text:style-name="T4">codigo</text:span>, <text:span text:style-name="T38">tipo, </text:span>dataMarcada, horaMarcada, status, observação, <text:span text:style-name="T26">idHospede</text:span><text:span text:style-name="T13">, </text:span><text:span text:style-name="T20">data</text:span><text:span text:style-name="T15">, </text:span><text:span text:style-name="T28">hora</text:span><text:span text:style-name="T30">)</text:span></text:p>
      <text:p text:style-name="P10"/>
      <text:p text:style-name="P20">TIPO_QUARTO(<text:span text:style-name="T3">tipo</text:span><text:span text:style-name="T37">, descricao, valorDiaria</text:span>)</text:p>
      <text:p text:style-name="P21"/>
      <text:p text:style-name="P22">QUARTO(<text:span text:style-name="T1">numero</text:span>, <text:span text:style-name="T42">tipo</text:span>, status<text:span text:style-name="T36">)<text:tab/></text:span></text:p>
      <text:p text:style-name="P14"/>
      <text:p text:style-name="P23"><text:span text:style-name="T39">CONTA</text:span>(<text:span text:style-name="T1">notaFiscal</text:span>, data, <text:span text:style-name="T41">valorTotal</text:span>, status, <text:span text:style-name="T26">codReserva</text:span><text:span text:style-name="T40">)</text:span></text:p>
      <text:p text:style-name="P1"/>
      <text:p text:style-name="P15"><text:span text:style-name="T12">HOSPEDE</text:span>(<text:span text:style-name="T33">id</text:span><text:span text:style-name="T16">,</text:span><text:span text:style-name="T34"> </text:span><text:span text:style-name="T24">cpfCadastrado</text:span><text:span text:style-name="T12">, motivoViagem, localOrigem, localDestino,</text:span><text:span text:style-name="T18"> </text:span><text:span text:style-name="T25">numQuarto</text:span><text:span text:style-name="T29">)</text:span></text:p>
      <text:p text:style-name="P12"/>
      <text:p text:style-name="P24">SERVICO_ACADEMIA(<text:span text:style-name="T14">idServExtra,</text:span> <text:span text:style-name="T39">valor</text:span>, <text:span text:style-name="T39">dataSolicitada, horaSolicitada, </text:span>duracaoTreino, tipoTreino, <text:bookmark-start text:name="__DdeLink__258_933887656"/><text:span text:style-name="T27">codReserva</text:span><text:bookmark-end text:name="__DdeLink__258_933887656"/><text:span text:style-name="T31">)</text:span></text:p>
      <text:p text:style-name="P24"/>
      <text:p text:style-name="P25">SERVICO_LAVANDERIA(<text:span text:style-name="T1">idServExtra</text:span>, <text:span text:style-name="T39">valor, dataSolicitada, horaSolicitada</text:span>, <text:span text:style-name="T27">codReserva</text:span><text:span text:style-name="T31">)</text:span></text:p>
      <text:p text:style-name="P24"/>
      <text:p text:style-name="P25">SERVICO_BAR_RESTAURANTE(<text:span text:style-name="T1">idServExtra</text:span>, <text:span text:style-name="T39">valor, dataSolicitada, horaSolicitada</text:span>, <text:span text:style-name="T27">codReserva</text:span><text:span text:style-name="T31">)</text:span></text:p>
      <text:p text:style-name="P24"/>
      <text:p text:style-name="P26">SERVICO_FRIGOBAR(<text:span text:style-name="T1">idServExtra</text:span>, <text:span text:style-name="T40">valor, dataSolicitada, horaSolicitada, </text:span><text:span text:style-name="T27">codReserva</text:span><text:span text:style-name="T31">)</text:span></text:p>
      <text:p text:style-name="P11"/>
      <text:p text:style-name="P18">PRODUTO(<text:span text:style-name="T1">codigo</text:span><text:span text:style-name="T7">, </text:span><text:span text:style-name="T9">nome, </text:span><text:span text:style-name="T7">preco</text:span><text:span text:style-name="T10">)</text:span></text:p>
      <text:p text:style-name="P19"/>
      <text:p text:style-name="P32"><text:span text:style-name="T10">P</text:span><text:span text:style-name="T7">ECA(</text:span><text:span text:style-name="T1">tipo</text:span><text:span text:style-name="T7">, preco)</text:span></text:p>
      <text:p text:style-name="P3"/>
      <text:p text:style-name="P16">TEM_RESERVA(<text:span text:style-name="T5">id</text:span><text:span text:style-name="T6">Hospede</text:span><text:span text:style-name="T17">, </text:span><text:span text:style-name="T2">codReserva</text:span><text:span text:style-name="T17">)</text:span></text:p>
      <text:p text:style-name="P13"/>
      <text:p text:style-name="P17"><text:span text:style-name="T17">A</text:span>COMPANHANTES(<text:span text:style-name="T1">idAcompanhante</text:span><text:span text:style-name="T7">, idHospedePrincipal)</text:span></text:p>
      <text:p text:style-name="P33"/>
      <text:p text:style-name="P27"><text:span text:style-name="T7">LAVANDERIA_LAVA_PECA(</text:span><text:span text:style-name="T1">idServExtraLavanderia</text:span><text:span text:style-name="T7">, </text:span><text:span text:style-name="T1">tipoPeca</text:span><text:span text:style-name="T7">, </text:span><text:span text:style-name="T11">quantidade, valorLavagem)</text:span></text:p>
      <text:p text:style-name="P28"/>
      <text:p text:style-name="P29">BAR_TEM_PRODUTO(<text:span text:style-name="T1">idServExtraBar</text:span><text:span text:style-name="T7">, </text:span><text:span text:style-name="T1">codProduto</text:span><text:bookmark-start text:name="__DdeLink__260_933887656"/><text:span text:style-name="T7">, </text:span><text:span text:style-name="T11">quantidade, valorVenda</text:span><text:bookmark-end text:name="__DdeLink__260_933887656"/><text:span text:style-name="T7">)</text:span></text:p>
      <text:p text:style-name="P34"/>
      <text:p text:style-name="P30"><text:span text:style-name="T7">FRIGOBAR_TEM_PRODUTO(</text:span><text:span text:style-name="T1">idServExtraFrigobar</text:span><text:span text:style-name="T7">, </text:span><text:span text:style-name="T1">codProduto</text:span><text:span text:style-name="T7">, </text:span><text:span text:style-name="T11">quantidade, valorVenda</text:span><text:span text:style-name="T7">)</text:span></text:p>
      <text:p text:style-name="P5"/>
      <text:p text:style-name="P31"><text:span text:style-name="T7">TELEFONE_CADASTRO(</text:span><text:span text:style-name="T1">cpfCadastro</text:span><text:span text:style-name="T7">, </text:span><text:span text:style-name="T1">telefone</text:span><text:span text:style-name="T7">)</text:span></text:p>
      <text:p text:style-name="P6"/>
      <text:p text:style-name="P7"><text:span text:style-name="T22">c</text:span><text:span text:style-name="T21">have estrangeira</text:span></text:p>
      <text:p text:style-name="P8"/>
      <text:p text:style-name="P7"><text:span text:style-name="T20">a</text:span><text:span text:style-name="T19">tributo de relacionamento</text:span></text:p>
      <text:p text:style-name="P9"/>
      <text:p text:style-name="P4"><text:span text:style-name="T35">c</text:span><text:span text:style-name="T32">have substitut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0T17:26:33.790777628</meta:creation-date>
    <dc:date>2017-09-08T16:37:14.483294070</dc:date>
    <meta:editing-duration>PT9H17M52S</meta:editing-duration>
    <meta:editing-cycles>51</meta:editing-cycles>
    <meta:generator>LibreOffice/5.1.6.2$Linux_X86_64 LibreOffice_project/10m0$Build-2</meta:generator>
    <meta:document-statistic meta:table-count="0" meta:image-count="0" meta:object-count="0" meta:page-count="1" meta:paragraph-count="22" meta:word-count="95" meta:character-count="1252" meta:non-whitespace-character-count="1178"/>
  </office:meta>
</office:document-meta>
</file>